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 Axis of Awesome is an Australian comedy group. As you can probably tell, their name is a play on the phrase “Axis of Evil.” They create comedic music and parodies similar to the song you just heard. This song was the without a doubt their biggest hit and got them their five minutes of fame. When they first played the song, it received airtime on the BBC Radio and went viral on Youtube pretty quickly. It has over 25 million views now. They got pretty big in the U.K. and booked out a few concerts, but recently they haven't been as popular. They Released a new album in 2014, but it hasn't received very much attention. </text:p>
      <text:p text:style-name="Standard"><text:tab/>This kind of music isn't really something you would put on your phone and listen to on a regular basis, but it's enjoyable and creative nonetheless. I first heard the song four years ago when it was released, and while I didn't really understand most of the references at the time, I loved the <text:span text:style-name="T1">song's concept and the wit behind it</text:span>. On top of that,the singers, Benny and Jordan, are also very talented vocalists. </text:p>
      <text:p text:style-name="Standard"><text:tab/>Over and above its comedic value, there's another reason that I wanted to share this song. I think that it would do a lot of good to have more comedy music in the mainstream. A lot of the time I hear people say that they like this or that song because it “actually means something” or that it's “not just about drugs and sex unlike most songs” which kind of implies that music which doesn't have a deeper meaning or happens to be about sex and drugs is not worth listening to. I think that kind of mentality is really pretentious. If you want to listen to things with a message, go for it, but there's no need to bash other people's tastes in the process. I think that this kind of song reminds people that music doesn't have to mean anything to enjoy it because it is on the opposite end of the spectrum when it comes to how serious music is. People should just learn to let people like what they like without judg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30T13:04:11.31</meta:creation-date>
    <dc:date>2015-12-01T10:59:01.41</dc:date>
    <dc:creator>Robert Ritchie</dc:creator>
    <meta:editing-duration>PT19M33S</meta:editing-duration>
    <meta:editing-cycles>3</meta:editing-cycles>
    <meta:generator>OpenOffice/4.1.1$Win32 OpenOffice.org_project/411m6$Build-9775</meta:generator>
    <meta:document-statistic meta:table-count="0" meta:image-count="0" meta:object-count="0" meta:page-count="1" meta:paragraph-count="3" meta:word-count="367" meta:character-count="1962"/>
  </office:meta>
</office:document-meta>
</file>